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3" style:family="text">
      <style:text-properties style:font-name="Calibri Light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5" style:family="text">
      <style:text-properties style:font-name="Liberation Sans1"/>
    </style:style>
    <style:style style:name="T6" style:family="text">
      <style:text-properties style:font-name="Liberation Serif"/>
    </style:style>
    <style:style style:name="T7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number-columns-repeated="16374" table:default-cell-style-name="Default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7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7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7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7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5"/>
          <table:table-cell table:style-name="ce85" table:number-columns-repeated="16374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85" table:number-columns-repeated="16374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/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7"/>
          <table:table-cell table:style-name="ce85" table:number-columns-repeated="16373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7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7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ohm [ <text:span text:style-name="T5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6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6">Ω ] = [ s ] / [ F ]</text:span>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6">Ω ] = [ W ] / [ A2 ]</text:span>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5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6">Ω ] * [ s ]</text:span>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6">Ω ] / [ Hz ]</text:span>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5"/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9"/>
          <table:table-cell table:number-columns-repeated="16374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3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3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3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2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ohm meter [ <text:span text:style-name="T5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5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/>
          <table:table-cell/>
          <table:table-cell table:style-name="ce85" table:number-columns-repeated="16373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/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2"/>
          <table:table-cell table:style-name="ce85" table:number-columns-repeated="16374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86" table:number-columns-repeated="16373"/>
        </table:table-row>
        <table:table-row table:style-name="ro2" table:number-rows-repeated="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7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7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79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5:12:36.04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5:00:19.147000000</dc:date>
    <meta:editing-duration>P3DT20H2M48S</meta:editing-duration>
    <meta:editing-cycles>299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98" meta:object-count="0"/>
  </office:meta>
</office:document-meta>
</file>